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. 1" table:style-name="ta1">
        <table:shapes>
          <draw:frame draw:z-index="0" draw:style-name="gr1" draw:text-style-name="P1" svg:width="7in" svg:height="4in" svg:x="10.4354in" svg:y="0.2689in">
            <draw:object draw:notify-on-update-of-ranges="'v. 1'.B5:'v. 1'.B7 'v. 1'.D4:'v. 1'.D4 'v. 1'.D5:'v. 1'.D7 'v. 1'.B5:'v. 1'.B7 'v. 1'.C4:'v. 1'.C4 'v. 1'.C5:'v. 1'.C7 'v. 1'.B5:'v. 1'.B7 'v. 1'.E4:'v. 1'.E4 'v. 1'.E5:'v. 1'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in" svg:height="4in" svg:x="10.4567in" svg:y="4.5882in">
            <draw:object draw:notify-on-update-of-ranges="'v. 1'.B12:'v. 1'.B14 'v. 1'.C11:'v. 1'.C11 'v. 1'.C12:'v. 1'.C14 'v. 1'.B12:'v. 1'.B14 'v. 1'.D11:'v. 1'.D11 'v. 1'.D12:'v. 1'.D14 'v. 1'.B12:'v. 1'.B14 'v. 1'.E11:'v. 1'.E11 'v. 1'.E12:'v. 1'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8.0772in" svg:y="0.2795in">
            <draw:object draw:notify-on-update-of-ranges="'v. 1'.H9:'v. 1'.H10 'v. 1'.I8:'v. 1'.I8 'v. 1'.I9:'v. 1'.I10 'v. 1'.J8:'v. 1'.J8 'v. 1'.J9:'v. 1'.J10 'v. 1'.K8:'v. 1'.K8 'v. 1'.K9:'v. 1'.K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v. 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nes</text:p>
          </table:table-cell>
          <table:table-cell office:value-type="string" calcext:value-type="string">
            <text:p>zeros</text:p>
          </table:table-cell>
          <table:table-cell office:value-type="string" calcext:value-type="string">
            <text:p>random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48" calcext:value-type="float">
            <text:p>1.48</text:p>
          </table:table-cell>
          <table:table-cell office:value-type="float" office:value="1.33" calcext:value-type="float">
            <text:p>1.33</text:p>
          </table:table-cell>
          <table:table-cell office:value-type="float" office:value="2.088" calcext:value-type="float">
            <text:p>2.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124" calcext:value-type="float">
            <text:p>33124</text:p>
          </table:table-cell>
          <table:table-cell office:value-type="float" office:value="15.6" calcext:value-type="float">
            <text:p>15.6</text:p>
          </table:table-cell>
          <table:table-cell office:value-type="float" office:value="14.4" calcext:value-type="float">
            <text:p>14.4</text:p>
          </table:table-cell>
          <table:table-cell office:value-type="float" office:value="22.4" calcext:value-type="float">
            <text:p>22.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ones</text:p>
          </table:table-cell>
          <table:table-cell office:value-type="string" calcext:value-type="string">
            <text:p>zeros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. 1 10000</text:p>
          </table:table-cell>
          <table:table-cell office:value-type="float" office:value="1.48" calcext:value-type="float">
            <text:p>1.48</text:p>
          </table:table-cell>
          <table:table-cell office:value-type="float" office:value="1.33" calcext:value-type="float">
            <text:p>1.33</text:p>
          </table:table-cell>
          <table:table-cell office:value-type="float" office:value="2.088" calcext:value-type="float">
            <text:p>2.088</text:p>
          </table:table-cell>
        </table:table-row>
        <table:table-row table:style-name="ro1">
          <table:table-cell/>
          <table:table-cell office:value-type="string" calcext:value-type="string">
            <text:p>v. 2</text:p>
          </table:table-cell>
          <table:table-cell table:number-columns-repeated="5"/>
          <table:table-cell office:value-type="string" calcext:value-type="string">
            <text:p>v. 2 10000</text:p>
          </table:table-cell>
          <table:table-cell office:value-type="float" office:value="0.06" calcext:value-type="float">
            <text:p>0.06</text:p>
          </table:table-cell>
          <table:table-cell office:value-type="float" office:value="0.52" calcext:value-type="float">
            <text:p>0.5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nes</text:p>
          </table:table-cell>
          <table:table-cell office:value-type="string" calcext:value-type="string">
            <text:p>zeros</text:p>
          </table:table-cell>
          <table:table-cell office:value-type="string" calcext:value-type="string">
            <text:p>random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6" calcext:value-type="float">
            <text:p>0.06</text:p>
          </table:table-cell>
          <table:table-cell office:value-type="float" office:value="0.52" calcext:value-type="float">
            <text:p>0.52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124" calcext:value-type="float">
            <text:p>33124</text:p>
          </table:table-cell>
          <table:table-cell office:value-type="float" office:value="0.09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23:04:34.891384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5:47:14.083213324</meta:creation-date>
    <dc:date>2021-05-30T22:35:51.547032524</dc:date>
    <meta:editing-duration>PT15M29S</meta:editing-duration>
    <meta:editing-cycles>5</meta:editing-cycles>
    <meta:generator>LibreOffice/7.1.2.2$Linux_X86_64 LibreOffice_project/10$Build-2</meta:generator>
    <meta:document-statistic meta:table-count="1" meta:cell-count="4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81cm" svg:height="10.161cm" xlink:href=".." xlink:type="simple" chart:class="chart:scatter" chart:column-mapping="2 1 3" chart:style-name="ch1">
        <chart:title svg:x="7.457cm" svg:y="0.339cm" chart:style-name="ch2">
          <text:p>algorithm v. 1</text:p>
        </chart:title>
        <chart:legend chart:legend-position="end" svg:x="15.299cm" svg:y="4.283cm" style:legend-expansion="high" chart:style-name="ch3"/>
        <chart:plot-area chart:style-name="ch4" table:cell-range-address="'v. 1'.B5:'v. 1'.C7 'v. 1'.D4:'v. 1'.E7 'v. 1'.C4:'v. 1'.C4" chart:data-source-has-labels="row" svg:x="1.366cm" svg:y="1.321cm" svg:width="13.578cm" svg:height="7.656cm">
          <chart:coordinate-region svg:x="1.987cm" svg:y="1.52cm" svg:width="12.493cm" svg:height="6.81cm"/>
          <chart:axis chart:dimension="x" chart:name="primary-x" chart:style-name="ch5">
            <chart:title svg:x="6.907cm" svg:y="9.18cm" chart:style-name="ch6">
              <text:p>number of pixels</text:p>
            </chart:title>
          </chart:axis>
          <chart:axis chart:dimension="y" chart:name="primary-y" chart:style-name="ch5">
            <chart:title svg:x="0.451cm" svg:y="5.709cm" chart:style-name="ch7">
              <text:p>time [s]</text:p>
            </chart:title>
            <chart:grid chart:style-name="ch8" chart:class="major"/>
          </chart:axis>
          <chart:series chart:style-name="ch9" chart:values-cell-range-address="'v. 1'.D5:'v. 1'.D7" chart:label-cell-address="'v. 1'.D4:'v. 1'.D4" chart:class="chart:scatter">
            <chart:domain table:cell-range-address="'v. 1'.B5:'v. 1'.B7"/>
            <chart:data-point chart:repeated="3"/>
          </chart:series>
          <chart:series chart:style-name="ch10" chart:values-cell-range-address="'v. 1'.C5:'v. 1'.C7" chart:label-cell-address="'v. 1'.C4:'v. 1'.C4" chart:class="chart:scatter">
            <chart:data-point chart:repeated="3"/>
          </chart:series>
          <chart:series chart:style-name="ch11" chart:values-cell-range-address="'v. 1'.E5:'v. 1'.E7" chart:label-cell-address="'v. 1'.E4:'v. 1'.E4" chart:class="chart:scatte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zeros</text:p>
                <draw:g>
                  <svg:desc>'v. 1'.D4:'v. 1'.D4</svg:desc>
                </draw:g>
              </table:table-cell>
              <table:table-cell office:value-type="string">
                <text:p>ones</text:p>
                <draw:g>
                  <svg:desc>'v. 1'.C4:'v. 1'.C4</svg:desc>
                </draw:g>
              </table:table-cell>
              <table:table-cell office:value-type="string">
                <text:p>random</text:p>
                <draw:g>
                  <svg:desc>'v. 1'.E4:'v. 1'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v. 1'.B5:'v. 1'.B7</svg:desc>
                </draw:g>
              </table:table-cell>
              <table:table-cell office:value-type="float" office:value="0.04">
                <text:p>0.04</text:p>
                <draw:g>
                  <svg:desc>'v. 1'.D5:'v. 1'.D7</svg:desc>
                </draw:g>
              </table:table-cell>
              <table:table-cell office:value-type="float" office:value="0.04">
                <text:p>0.04</text:p>
                <draw:g>
                  <svg:desc>'v. 1'.C5:'v. 1'.C7</svg:desc>
                </draw:g>
              </table:table-cell>
              <table:table-cell office:value-type="float" office:value="0.07">
                <text:p>0.07</text:p>
                <draw:g>
                  <svg:desc>'v. 1'.E5:'v. 1'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.33">
                <text:p>1.33</text:p>
              </table:table-cell>
              <table:table-cell office:value-type="float" office:value="1.48">
                <text:p>1.48</text:p>
              </table:table-cell>
              <table:table-cell office:value-type="float" office:value="2.088">
                <text:p>2.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124">
                <text:p>33124</text:p>
              </table:table-cell>
              <table:table-cell office:value-type="float" office:value="14.4">
                <text:p>14.4</text:p>
              </table:table-cell>
              <table:table-cell office:value-type="float" office:value="15.6">
                <text:p>15.6</text:p>
              </table:table-cell>
              <table:table-cell office:value-type="float" office:value="22.4">
                <text:p>22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81cm" svg:height="10.161cm" xlink:href=".." xlink:type="simple" chart:class="chart:scatter" chart:style-name="ch1">
        <chart:title svg:x="7.457cm" svg:y="0.339cm" chart:style-name="ch2">
          <text:p>algorithm v. 2</text:p>
        </chart:title>
        <chart:legend chart:legend-position="end" svg:x="15.299cm" svg:y="4.283cm" style:legend-expansion="high" chart:style-name="ch3"/>
        <chart:plot-area chart:style-name="ch4" table:cell-range-address="'v. 1'.B12:'v. 1'.E14 'v. 1'.C11:'v. 1'.E11" chart:data-source-has-labels="row" svg:x="1.366cm" svg:y="1.321cm" svg:width="13.578cm" svg:height="7.656cm">
          <chart:coordinate-region svg:x="1.802cm" svg:y="1.521cm" svg:width="12.678cm" svg:height="6.809cm"/>
          <chart:axis chart:dimension="x" chart:name="primary-x" chart:style-name="ch5">
            <chart:title svg:x="6.907cm" svg:y="9.18cm" chart:style-name="ch6">
              <text:p>number of pixels</text:p>
            </chart:title>
          </chart:axis>
          <chart:axis chart:dimension="y" chart:name="primary-y" chart:style-name="ch5">
            <chart:title svg:x="0.451cm" svg:y="5.709cm" chart:style-name="ch7">
              <text:p>time [s]</text:p>
            </chart:title>
            <chart:grid chart:style-name="ch8" chart:class="major"/>
          </chart:axis>
          <chart:series chart:style-name="ch9" chart:values-cell-range-address="'v. 1'.C12:'v. 1'.C14" chart:label-cell-address="'v. 1'.C11:'v. 1'.C11" chart:class="chart:scatter">
            <chart:domain table:cell-range-address="'v. 1'.B12:'v. 1'.B14"/>
            <chart:data-point chart:repeated="3"/>
          </chart:series>
          <chart:series chart:style-name="ch10" chart:values-cell-range-address="'v. 1'.D12:'v. 1'.D14" chart:label-cell-address="'v. 1'.D11:'v. 1'.D11" chart:class="chart:scatter">
            <chart:data-point chart:repeated="3"/>
          </chart:series>
          <chart:series chart:style-name="ch11" chart:values-cell-range-address="'v. 1'.E12:'v. 1'.E14" chart:label-cell-address="'v. 1'.E11:'v. 1'.E11" chart:class="chart:scatte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nes</text:p>
                <draw:g>
                  <svg:desc>'v. 1'.C11:'v. 1'.C11</svg:desc>
                </draw:g>
              </table:table-cell>
              <table:table-cell office:value-type="string">
                <text:p>zeros</text:p>
                <draw:g>
                  <svg:desc>'v. 1'.D11:'v. 1'.D11</svg:desc>
                </draw:g>
              </table:table-cell>
              <table:table-cell office:value-type="string">
                <text:p>random</text:p>
                <draw:g>
                  <svg:desc>'v. 1'.E11:'v. 1'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v. 1'.B12:'v. 1'.B14</svg:desc>
                </draw:g>
              </table:table-cell>
              <table:table-cell office:value-type="float" office:value="0.04">
                <text:p>0.04</text:p>
                <draw:g>
                  <svg:desc>'v. 1'.C12:'v. 1'.C14</svg:desc>
                </draw:g>
              </table:table-cell>
              <table:table-cell office:value-type="float" office:value="0.04">
                <text:p>0.04</text:p>
                <draw:g>
                  <svg:desc>'v. 1'.D12:'v. 1'.D14</svg:desc>
                </draw:g>
              </table:table-cell>
              <table:table-cell office:value-type="float" office:value="0.04">
                <text:p>0.04</text:p>
                <draw:g>
                  <svg:desc>'v. 1'.E12:'v. 1'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6">
                <text:p>0.06</text:p>
              </table:table-cell>
              <table:table-cell office:value-type="float" office:value="0.52">
                <text:p>0.5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124">
                <text:p>33124</text:p>
              </table:table-cell>
              <table:table-cell office:value-type="float" office:value="0.09">
                <text:p>0.09</text:p>
              </table:table-cell>
              <table:table-cell office:value-type="float" office:value="3">
                <text:p>3</text:p>
              </table:table-cell>
              <table:table-cell office:value-type="float" office:value="4.9">
                <text:p>4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2cm" svg:y="0.316cm" chart:style-name="ch2">
          <text:p>algorithm change v. 1 =&gt; v. 2</text:p>
        </chart:title>
        <chart:legend chart:legend-position="end" svg:x="13.518cm" svg:y="3.703cm" style:legend-expansion="high" chart:style-name="ch3"/>
        <chart:plot-area chart:style-name="ch4" table:cell-range-address="'v. 1'.H9:'v. 1'.K10 'v. 1'.I8:'v. 1'.K8" chart:data-source-has-labels="both" svg:x="1.331cm" svg:y="1.275cm" svg:width="11.867cm" svg:height="6.564cm">
          <chart:coordinate-region svg:x="2.138cm" svg:y="1.474cm" svg:width="10.252cm" svg:height="5.718cm"/>
          <chart:axis chart:dimension="x" chart:name="primary-x" chart:style-name="ch5" chartooo:axis-type="auto">
            <chartooo:date-scale/>
            <chart:title svg:x="6.532cm" svg:y="8.019cm" chart:style-name="ch6">
              <text:p>algorithm</text:p>
            </chart:title>
            <chart:categories table:cell-range-address="'v. 1'.H9:'v. 1'.H10"/>
          </chart:axis>
          <chart:axis chart:dimension="y" chart:name="primary-y" chart:style-name="ch5">
            <chart:title svg:x="0.451cm" svg:y="5.117cm" chart:style-name="ch7">
              <text:p>time [s]</text:p>
            </chart:title>
            <chart:grid chart:style-name="ch8" chart:class="major"/>
          </chart:axis>
          <chart:series chart:style-name="ch9" chart:values-cell-range-address="'v. 1'.I9:'v. 1'.I10" chart:label-cell-address="'v. 1'.I8:'v. 1'.I8" chart:class="chart:line">
            <chart:data-point chart:repeated="2"/>
          </chart:series>
          <chart:series chart:style-name="ch10" chart:values-cell-range-address="'v. 1'.J9:'v. 1'.J10" chart:label-cell-address="'v. 1'.J8:'v. 1'.J8" chart:class="chart:line">
            <chart:data-point chart:repeated="2"/>
          </chart:series>
          <chart:series chart:style-name="ch11" chart:values-cell-range-address="'v. 1'.K9:'v. 1'.K10" chart:label-cell-address="'v. 1'.K8:'v. 1'.K8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s</text:p>
                <draw:g>
                  <svg:desc>'v. 1'.I8:'v. 1'.I8</svg:desc>
                </draw:g>
              </table:table-cell>
              <table:table-cell office:value-type="string">
                <text:p>zeros</text:p>
                <draw:g>
                  <svg:desc>'v. 1'.J8:'v. 1'.J8</svg:desc>
                </draw:g>
              </table:table-cell>
              <table:table-cell office:value-type="string">
                <text:p>random</text:p>
                <draw:g>
                  <svg:desc>'v. 1'.K8:'v. 1'.K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. 1 10000</text:p>
                <draw:g>
                  <svg:desc>'v. 1'.H9:'v. 1'.H10</svg:desc>
                </draw:g>
              </table:table-cell>
              <table:table-cell office:value-type="float" office:value="1.48">
                <text:p>1.48</text:p>
                <draw:g>
                  <svg:desc>'v. 1'.I9:'v. 1'.I10</svg:desc>
                </draw:g>
              </table:table-cell>
              <table:table-cell office:value-type="float" office:value="1.33">
                <text:p>1.33</text:p>
                <draw:g>
                  <svg:desc>'v. 1'.J9:'v. 1'.J10</svg:desc>
                </draw:g>
              </table:table-cell>
              <table:table-cell office:value-type="float" office:value="2.088">
                <text:p>2.088</text:p>
                <draw:g>
                  <svg:desc>'v. 1'.K9:'v. 1'.K10</svg:desc>
                </draw:g>
              </table:table-cell>
            </table:table-row>
            <table:table-row>
              <table:table-cell office:value-type="string">
                <text:p>v. 2 10000</text:p>
              </table:table-cell>
              <table:table-cell office:value-type="float" office:value="0.06">
                <text:p>0.06</text:p>
              </table:table-cell>
              <table:table-cell office:value-type="float" office:value="0.52">
                <text:p>0.52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